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465a4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svg:stroke-color="#3465a4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text-shadow="1pt 1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11cm" svg:height="8cm" svg:x="6.52cm" svg:y="2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cm" svg:y1="4.333cm" svg:x2="8.972cm" svg:y2="4.333cm">
          <text:p/>
        </draw:line>
        <draw:line draw:style-name="gr2" draw:text-style-name="P1" draw:layer="layout" svg:x1="14.131cm" svg:y1="4.7cm" svg:x2="19.4cm" svg:y2="4.7cm">
          <text:p/>
        </draw:line>
        <draw:line draw:style-name="gr2" draw:text-style-name="P1" draw:layer="layout" svg:x1="3.109cm" svg:y1="7.333cm" svg:x2="9.181cm" svg:y2="7.333cm">
          <text:p/>
        </draw:line>
        <draw:line draw:style-name="gr2" draw:text-style-name="P1" draw:layer="layout" svg:x1="3.319cm" svg:y1="9cm" svg:x2="9.391cm" svg:y2="9cm">
          <text:p/>
        </draw:line>
        <draw:line draw:style-name="gr2" draw:text-style-name="P1" draw:layer="layout" svg:x1="3.109cm" svg:y1="6cm" svg:x2="9.181cm" svg:y2="6cm">
          <text:p/>
        </draw:line>
        <draw:custom-shape draw:style-name="gr3" draw:text-style-name="P1" draw:layer="layout" svg:width="2.6cm" svg:height="1.2cm" svg:x="5.1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2cm" svg:x="5.8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2cm" svg:x="5.8cm" svg:y="6.9cm">
          <text:p text:style-name="P2"><text:span text:style-name="T1">Di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.2cm" svg:x="5.6cm" svg:y="8.5cm">
          <text:p text:style-name="P3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2cm" svg:x="14.7cm" svg:y="4.1cm">
          <text:p text:style-name="P2"><text:span text:style-name="T1">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131cm" svg:y1="6.5cm" svg:x2="19.4cm" svg:y2="6.5cm">
          <text:p/>
        </draw:line>
        <draw:custom-shape draw:style-name="gr4" draw:text-style-name="P1" draw:layer="layout" svg:width="1.8cm" svg:height="1.2cm" svg:x="14.6cm" svg:y="6cm">
          <text:p text:style-name="P1"><text:span text:style-name="T1">Bus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131cm" svg:y1="8.4cm" svg:x2="19.4cm" svg:y2="8.4cm">
          <text:p/>
        </draw:line>
        <draw:custom-shape draw:style-name="gr4" draw:text-style-name="P2" draw:layer="layout" svg:width="1.9cm" svg:height="1.2cm" svg:x="14.5cm" svg:y="7.9cm">
          <text:p text:style-name="P2"><text:span text:style-name="T1">Done</text:span></text:p>
          <draw:enhanced-geometry svg:viewBox="0 0 21600 21600" draw:type="rectangle" draw:enhanced-path="M 0 0 L 21600 0 21600 21600 0 21600 0 0 Z N"/>
        </draw:custom-shape>
        <draw:frame draw:style-name="gr5" draw:layer="layout" svg:width="0.502cm" svg:height="0.962cm" svg:x="6cm" svg:y="4.1cm">
          <draw:text-box>
            <text:p/>
          </draw:text-box>
        </draw:frame>
        <draw:frame draw:style-name="gr6" draw:layer="layout" svg:width="2.8cm" svg:height="0.962cm" svg:x="5cm" svg:y="3.9cm">
          <draw:text-box>
            <text:p>CLOCK</text:p>
          </draw:text-box>
        </draw:frame>
        <draw:frame draw:style-name="gr7" draw:layer="layout" svg:width="1.383cm" svg:height="0.962cm" svg:x="5.852cm" svg:y="5.696cm">
          <draw:text-box>
            <text:p>CS</text:p>
          </draw:text-box>
        </draw:frame>
        <draw:frame draw:style-name="gr8" draw:layer="layout" svg:width="2.509cm" svg:height="0.962cm" svg:x="2.7cm" svg:y="3.438cm">
          <draw:text-box>
            <text:p>100 Hz</text:p>
          </draw:text-box>
        </draw:frame>
        <draw:frame draw:style-name="gr8" draw:layer="layout" svg:width="1.7cm" svg:height="0.962cm" svg:x="3.2cm" svg:y="5.138cm">
          <draw:text-box>
            <text:p>1 bit</text:p>
          </draw:text-box>
        </draw:frame>
        <draw:frame draw:style-name="gr8" draw:layer="layout" svg:width="1.7cm" svg:height="0.962cm" svg:x="3.2cm" svg:y="6.438cm">
          <draw:text-box>
            <text:p>8 bit</text:p>
          </draw:text-box>
        </draw:frame>
        <draw:frame draw:style-name="gr8" draw:layer="layout" svg:width="1.7cm" svg:height="0.962cm" svg:x="16.4cm" svg:y="3.938cm">
          <draw:text-box>
            <text:p>1 bit</text:p>
          </draw:text-box>
        </draw:frame>
        <draw:frame draw:style-name="gr8" draw:layer="layout" svg:width="1.7cm" svg:height="0.962cm" svg:x="3.2cm" svg:y="8.238cm">
          <draw:text-box>
            <text:p>1 bit</text:p>
          </draw:text-box>
        </draw:frame>
        <draw:frame draw:style-name="gr8" draw:layer="layout" svg:width="1.7cm" svg:height="0.962cm" svg:x="16.3cm" svg:y="7.538cm">
          <draw:text-box>
            <text:p>1 b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22:20:32.578586911</meta:creation-date>
    <meta:editing-duration>PT40M9S</meta:editing-duration>
    <meta:editing-cycles>2</meta:editing-cycles>
    <meta:generator>LibreOffice/4.2.8.2$Linux_X86_64 LibreOffice_project/420m0$Build-2</meta:generator>
    <dc:date>2017-09-24T23:59:45.904495808</dc:date>
    <meta:document-statistic meta:object-count="24"/>
  </office:meta>
</office:document-meta>
</file>